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7.078cm" style:rel-column-width="26365*"/>
    </style:style>
    <style:style style:name="Table1.B" style:family="table-column">
      <style:table-column-properties style:column-width="3.616cm" style:rel-column-width="13468*"/>
    </style:style>
    <style:style style:name="Table1.C" style:family="table-column">
      <style:table-column-properties style:column-width="6.9cm" style:rel-column-width="25702*"/>
    </style:style>
    <style:style style:name="Table1.A1" style:family="table-cell">
      <style:table-cell-properties fo:padding="0.097cm" fo:border="0.002cm solid #000000"/>
    </style:style>
    <style:style style:name="Table1.B1" style:family="table-cell">
      <style:table-cell-properties fo:padding="0cm" fo:border="none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size="12pt" style:font-size-asian="12pt" style:font-size-complex="12pt"/>
    </style:style>
    <style:style style:name="P5" style:family="paragraph" style:parent-style-name="Standard" style:list-style-name="L2"/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paragraph-properties fo:break-before="page"/>
      <style:text-properties fo:font-size="20pt" style:font-size-asian="20pt" style:font-size-complex="20pt"/>
    </style:style>
    <style:style style:name="P8" style:family="paragraph" style:parent-style-name="Table_20_Contents">
      <style:text-properties fo:font-size="15pt" style:font-size-asian="15pt" style:font-size-complex="15pt"/>
    </style:style>
    <style:style style:name="P9" style:family="paragraph" style:parent-style-name="Table_20_Contents"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/>
    </style:style>
    <style:style style:name="T3" style:family="text">
      <style:text-properties style:font-size-asian="12pt"/>
    </style:style>
    <style:style style:name="T4" style:family="text">
      <style:text-properties style:font-size-complex="1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prefix=" " style:num-suffix=" 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prefix=" 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prefix=" " style:num-suffix=" 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prefix=" 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/>
    </style:style>
    <style:style style:name="gr3" style:family="graphic">
      <style:graphic-properties draw:fill-color="#c0c0c0" draw:textarea-horizontal-align="justify" draw:textarea-vertical-align="middle" draw:auto-grow-height="false" style:run-through="foreground"/>
    </style:style>
    <style:style style:name="gr4" style:family="graphic">
      <style:graphic-properties draw:stroke="none" draw:fill="none" draw:textarea-horizontal-align="justify" draw:textarea-vertical-align="middle" draw:auto-grow-height="false" style:run-through="foreground"/>
    </style:style>
    <style:style style:name="gr5" style:family="graphic">
      <style:graphic-properties draw:fill-color="#ffffff" draw:textarea-horizontal-align="justify" draw:textarea-vertical-align="middle" draw:auto-grow-height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ending Immunization data to MyOscar</text:p>
      <text:p text:style-name="P6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OSCAR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>MYOSCAR</text:p>
          </table:table-cell>
        </table:table-row>
        <table:table-row>
          <table:table-cell table:style-name="Table1.A2" office:value-type="string">
            <text:p text:style-name="Standard">User select "Send to PHR" </text:p>
            <text:list xml:id="list1359519981" text:style-name="L1">
              <text:list-item>
                <text:p text:style-name="P3">Check user login to MyOscar</text:p>
              </text:list-item>
              <text:list-item>
                <text:p text:style-name="P3">Check patient have valid MyOscar account</text:p>
              </text:list-item>
              <text:list-item>
                <text:p text:style-name="P3">Check tracking record</text:p>
              </text:list-item>
              <text:list-item>
                <text:p text:style-name="P4">Display Error message if no unsent record found</text:p>
                <text:p text:style-name="P3"/>
              </text:list-item>
              <text:list-item>
                <text:p text:style-name="P3">Extract only Imm not sent before</text:p>
              </text:list-item>
              <text:list-item>
                <text:p text:style-name="P3">Packge immunization xml </text:p>
              </text:list-item>
              <text:list-item>
                <text:p text:style-name="P3">Package immunization <text:s/>into MedicalData</text:p>
              </text:list-item>
              <text:list-item>
                <text:p text:style-name="P3"><draw:custom-shape text:anchor-type="paragraph" draw:z-index="0" draw:style-name="gr1" svg:width="7.476cm" svg:height="0.53cm" svg:x="2.787cm" svg:y="0.035cm"><text:p/><draw:enhanced-geometry svg:viewBox="0 0 21600 21600" draw:text-areas="0 ?f0 ?f5 ?f2" draw:type="right-arrow" draw:modifiers="19617.8343949045 8037.2093023255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Send</text:p>
              </text:list-item>
            </text:list>
            <text:p text:style-name="P1"/>
            <text:p text:style-name="P1"/>
            <text:list xml:id="list725998266" text:continue-numbering="true" text:style-name="L1">
              <text:list-item>
                <text:list>
                  <text:list-item>
                    <text:p text:style-name="P4"><draw:custom-shape text:anchor-type="paragraph" draw:z-index="1" draw:style-name="gr1" svg:width="6.55cm" svg:height="0.507cm" svg:x="4.528cm" svg:y="0.076cm"><text:p/><draw:enhanced-geometry svg:viewBox="0 0 21600 21600" draw:text-areas="?f7 ?f0 21600 ?f2" draw:mirror-horizontal="false" draw:mirror-vertical="false" draw:type="left-arrow" draw:modifiers="2622.94022617124 7575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Receive Ack</text:p>
                  </text:list-item>
                </text:list>
              </text:list-item>
              <text:list-item>
                <text:p text:style-name="P4">Write to Log</text:p>
              </text:list-item>
              <text:list-item>
                <text:p text:style-name="P4">Update tracking record</text:p>
              </text:list-item>
              <text:list-item>
                <text:p text:style-name="P3">Display Ack</text:p>
              </text:list-item>
            </text:list>
            <text:p text:style-name="Standard"/>
          </table:table-cell>
          <table:table-cell table:style-name="Table1.B1" office:value-type="string">
            <text:p text:style-name="Table_20_Contents"/>
          </table:table-cell>
          <table:table-cell table:style-name="Table1.A2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9"/>
            <text:p text:style-name="Table_20_Contents">Receive</text:p>
            <text:list xml:id="list765608724" text:style-name="L2">
              <text:list-item>
                <text:p text:style-name="P5">Save MedicalData </text:p>
              </text:list-item>
              <text:list-item>
                <text:p text:style-name="P5">Write to log </text:p>
              </text:list-item>
              <text:list-item>
                <text:p text:style-name="P5">Send Ack</text:p>
              </text:list-item>
            </text:list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p text:style-name="P7"><draw:g text:anchor-type="paragraph" draw:z-index="2" draw:style-name="gr2"><draw:custom-shape draw:style-name="gr3" svg:width="4.342cm" svg:height="0.481cm" svg:x="9.341cm" svg:y="10.302cm"><text:p/><draw:enhanced-geometry svg:viewBox="0 0 21600 21600" draw:text-areas="?f5 ?f1 ?f6 ?f3" draw:type="left-right-arrow" draw:modifiers="3009.83606557377 108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4" draw:text-style-name="P10" svg:width="3.922cm" svg:height="1.05cm" svg:x="9.493cm" svg:y="9.601cm"><text:p text:style-name="P10">RemoteDataLog</text:p><draw:enhanced-geometry svg:viewBox="0 0 21600 21600" draw:type="rectangle" draw:enhanced-path="M 0 0 L 21600 0 21600 21600 0 21600 0 0 Z N"/></draw:custom-shape><draw:custom-shape draw:style-name="gr5" svg:width="4.081cm" svg:height="1.303cm" svg:x="4.006cm" svg:y="2.731cm"><text:p text:style-name="P10">Struts/JS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6.441cm" svg:height="2.317cm" svg:x="2.826cm" svg:y="5.731cm"><text:p text:style-name="P11">PHRSendImmunizationToPhrAction</text:p><text:p text:style-name="P11"><text:span text:style-name="T8">- Package XML</text:span></text:p><text:p text:style-name="P11"><text:span text:style-name="T8">- Track data sent</text:span></text:p><text:p text:style-name="P11"><text:span text:style-name="T8">- Return ack/error to U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1" svg:width="6.594cm" svg:height="2.317cm" svg:x="2.748cm" svg:y="9.732cm"><text:p text:style-name="P11">PHRSendMedicalDataToPhrManager</text:p><text:p text:style-name="P11"><text:span text:style-name="T8">- Authentication</text:span></text:p><text:p text:style-name="P11"><text:span text:style-name="T8">- Connection management</text:span></text:p><text:p text:style-name="P11"><text:span text:style-name="T8">- Logging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0" svg:width="5.405cm" svg:height="1.632cm" svg:x="3.342cm" svg:y="13.732cm"><text:p text:style-name="P10">MyOscarServerManager</text:p><text:p text:style-name="P10"><text:span text:style-name="T8">- Setup Web Service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0" svg:width="4.081cm" svg:height="1.303cm" svg:x="4.006cm" svg:y="17.733cm"><text:p text:style-name="P10">MedicalDataWs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svg:width="0.999cm" svg:height="1.749cm" svg:x="5.546cm" svg:y="4.033cm"><text:p/><draw:enhanced-geometry svg:viewBox="0 0 21600 21600" draw:text-areas="?f0 ?f8 ?f2 ?f9" draw:mirror-horizontal="false" draw:mirror-vertical="false" draw:type="up-down-arrow" draw:modifiers="7390.47619047619 4942.74193548387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3" svg:width="0.999cm" svg:height="1.749cm" svg:x="5.546cm" svg:y="7.984cm"><text:p/><draw:enhanced-geometry svg:viewBox="0 0 21600 21600" draw:text-areas="?f0 ?f8 ?f2 ?f9" draw:mirror-horizontal="false" draw:mirror-vertical="false" draw:type="up-down-arrow" draw:modifiers="7390.47619047619 4942.74193548387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3" svg:width="0.999cm" svg:height="1.749cm" svg:x="5.546cm" svg:y="11.984cm"><text:p/><draw:enhanced-geometry svg:viewBox="0 0 21600 21600" draw:text-areas="?f0 ?f8 ?f2 ?f9" draw:mirror-horizontal="false" draw:mirror-vertical="false" draw:type="up-down-arrow" draw:modifiers="7390.47619047619 4942.74193548387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3" svg:width="0.999cm" svg:height="2.37cm" svg:x="5.546cm" svg:y="15.364cm"><text:p/><draw:enhanced-geometry svg:viewBox="0 0 21600 21600" draw:text-areas="?f0 ?f8 ?f2 ?f9" draw:mirror-horizontal="false" draw:mirror-vertical="false" draw:type="up-down-arrow" draw:modifiers="7390.47619047619 4942.74193548387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5" draw:text-style-name="P12" svg:width="4.432cm" svg:height="2.2cm" svg:x="12.525cm" svg:y="20.481cm"><text:p text:style-name="P10"><text:span text:style-name="T9">MyOsca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3" svg:width="2.805cm" svg:height="4.784cm" svg:x="13.682cm" svg:y="6.664cm"><text:p text:style-name="P10"><text:span text:style-name="T5">Oscar</text:span></text:p><text:p text:style-name="P10"><text:span text:style-name="T5">Database</text:span></text:p><draw:enhanced-geometry svg:viewBox="0 0 88 21600" draw:glue-points="44 ?f6 44 0 0 10800 44 21600 88 10800" draw:text-areas="0 ?f6 88 ?f3" draw:type="can" draw:modifiers="3832.85106382979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" svg:width="4.418cm" svg:height="0.481cm" svg:x="9.266cm" svg:y="7.301cm"><text:p/><draw:enhanced-geometry svg:viewBox="0 0 21600 21600" draw:text-areas="?f5 ?f1 ?f6 ?f3" draw:type="left-right-arrow" draw:modifiers="3009.83606557377 108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4" draw:text-style-name="P10" svg:width="3.922cm" svg:height="1.848cm" svg:x="9.43cm" svg:y="5.583cm"><text:p text:style-name="P10">Preventions</text:p><text:p text:style-name="P10">PreventionsExt</text:p><text:p text:style-name="P10">SentToPHRTracking</text:p><draw:enhanced-geometry svg:viewBox="0 0 21600 21600" draw:type="rectangle" draw:enhanced-path="M 0 0 L 21600 0 21600 21600 0 21600 0 0 Z N"/></draw:custom-shape><draw:custom-shape draw:style-name="gr3" svg:width="4.522cm" svg:height="1.368cm" draw:transform="rotate (-0.523598775599387) translate (8.60954166666667cm 18.3630833333333cm)"><text:p/>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Code Struc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nnie Cheng</meta:initial-creator>
    <meta:creation-date>2011-11-30T17:34:47</meta:creation-date>
    <dc:date>2011-12-08T12:11:17</dc:date>
    <dc:creator>Ronnie Cheng</dc:creator>
    <meta:editing-duration>PT01H07M31S</meta:editing-duration>
    <meta:editing-cycles>2</meta:editing-cycles>
    <meta:generator>OpenOffice.org/3.2$Linux OpenOffice.org_project/320m12$Build-9483</meta:generator>
    <meta:document-statistic meta:table-count="1" meta:image-count="0" meta:object-count="0" meta:page-count="2" meta:paragraph-count="21" meta:word-count="83" meta:character-count="437"/>
  </office:meta>
</office:document-meta>
</file>